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cb0e" officeooo:paragraph-rsid="002112b6"/>
    </style:style>
    <style:style style:name="P2" style:family="paragraph" style:parent-style-name="Standard">
      <style:text-properties officeooo:rsid="001ecb0e" officeooo:paragraph-rsid="001ecb0e"/>
    </style:style>
    <style:style style:name="P3" style:family="paragraph" style:parent-style-name="Standard">
      <style:text-properties officeooo:paragraph-rsid="002112b6"/>
    </style:style>
    <style:style style:name="P4" style:family="paragraph" style:parent-style-name="Table_20_Contents">
      <style:text-properties officeooo:rsid="001e40a0" officeooo:paragraph-rsid="002112b6"/>
    </style:style>
    <style:style style:name="P5" style:family="paragraph" style:parent-style-name="Table_20_Contents">
      <style:text-properties officeooo:rsid="0023c411" officeooo:paragraph-rsid="002112b6"/>
    </style:style>
    <style:style style:name="P6" style:family="paragraph" style:parent-style-name="Standard">
      <style:text-properties officeooo:rsid="001ecb0e" officeooo:paragraph-rsid="00257241"/>
    </style:style>
    <style:style style:name="P7" style:family="paragraph" style:parent-style-name="Standard">
      <style:text-properties officeooo:rsid="001ecb0e" officeooo:paragraph-rsid="0026ce95"/>
    </style:style>
    <style:style style:name="P8" style:family="paragraph" style:parent-style-name="Standard">
      <style:text-properties officeooo:rsid="001ecb0e" officeooo:paragraph-rsid="001ecb0e"/>
    </style:style>
    <style:style style:name="P9" style:family="paragraph" style:parent-style-name="Standard">
      <style:text-properties officeooo:rsid="001ecb0e" officeooo:paragraph-rsid="002915d0"/>
    </style:style>
    <style:style style:name="P10" style:family="paragraph" style:parent-style-name="Standard">
      <style:text-properties officeooo:rsid="001ecb0e" officeooo:paragraph-rsid="002a581a"/>
    </style:style>
    <style:style style:name="P11" style:family="paragraph" style:parent-style-name="Standard">
      <style:text-properties officeooo:rsid="00276394" officeooo:paragraph-rsid="0027df0e"/>
    </style:style>
    <style:style style:name="P12" style:family="paragraph" style:parent-style-name="Standard">
      <style:text-properties officeooo:rsid="002915d0" officeooo:paragraph-rsid="002915d0"/>
    </style:style>
    <style:style style:name="P13" style:family="paragraph" style:parent-style-name="Standard">
      <style:text-properties fo:font-size="10pt" fo:font-style="italic" officeooo:rsid="002915d0" officeooo:paragraph-rsid="002915d0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weight="bold" officeooo:rsid="002915d0" officeooo:paragraph-rsid="002915d0" style:font-weight-asian="bold" style:font-weight-complex="bold"/>
    </style:style>
    <style:style style:name="P15" style:family="paragraph" style:parent-style-name="Table_20_Contents">
      <style:text-properties officeooo:rsid="002915d0" officeooo:paragraph-rsid="002915d0"/>
    </style:style>
    <style:style style:name="P16" style:family="paragraph">
      <style:paragraph-properties fo:margin-left="0in" fo:margin-right="0in" fo:margin-top="0in" fo:margin-bottom="0in" fo:line-height="100%" fo:text-align="center" fo:text-indent="0in"/>
    </style:style>
    <style:style style:name="P1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ce95" style:font-weight-asian="bold" style:font-weight-complex="bold"/>
    </style:style>
    <style:style style:name="T3" style:family="text">
      <style:text-properties fo:font-weight="bold" officeooo:rsid="00276394" style:font-weight-asian="bold" style:font-weight-complex="bold"/>
    </style:style>
    <style:style style:name="T4" style:family="text">
      <style:text-properties officeooo:rsid="002112b6"/>
    </style:style>
    <style:style style:name="T5" style:family="text">
      <style:text-properties officeooo:rsid="00225da1"/>
    </style:style>
    <style:style style:name="T6" style:family="text">
      <style:text-properties officeooo:rsid="0023e86a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3e86a" style:font-style-asian="italic" style:font-style-complex="italic"/>
    </style:style>
    <style:style style:name="T9" style:family="text">
      <style:text-properties fo:font-style="italic" officeooo:rsid="00257241" style:font-style-asian="italic" style:font-style-complex="italic"/>
    </style:style>
    <style:style style:name="T10" style:family="text">
      <style:text-properties fo:font-style="italic" officeooo:rsid="0026ce95" style:font-style-asian="italic" style:font-style-complex="italic"/>
    </style:style>
    <style:style style:name="T11" style:family="text">
      <style:text-properties fo:font-style="italic" officeooo:rsid="002915d0" style:font-style-asian="italic" style:font-style-complex="italic"/>
    </style:style>
    <style:style style:name="T12" style:family="text">
      <style:text-properties fo:font-style="italic" fo:font-weight="bold" officeooo:rsid="002915d0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officeooo:rsid="002915d0" style:font-style-asian="italic" style:font-weight-asian="normal" style:font-style-complex="italic" style:font-weight-complex="normal"/>
    </style:style>
    <style:style style:name="T14" style:family="text">
      <style:text-properties officeooo:rsid="00257241"/>
    </style:style>
    <style:style style:name="T15" style:family="text">
      <style:text-properties fo:font-style="normal" officeooo:rsid="00257241" style:font-style-asian="normal" style:font-style-complex="normal"/>
    </style:style>
    <style:style style:name="T16" style:family="text">
      <style:text-properties fo:font-style="normal" officeooo:rsid="0026ce95" style:font-style-asian="normal" style:font-style-complex="normal"/>
    </style:style>
    <style:style style:name="T17" style:family="text">
      <style:text-properties fo:font-style="normal" officeooo:rsid="002915d0" style:font-style-asian="normal" style:font-style-complex="normal"/>
    </style:style>
    <style:style style:name="T18" style:family="text">
      <style:text-properties fo:font-style="normal" officeooo:rsid="002ce2ec" style:font-style-asian="normal" style:font-style-complex="normal"/>
    </style:style>
    <style:style style:name="T19" style:family="text">
      <style:text-properties officeooo:rsid="0027639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76394" style:font-weight-asian="normal" style:font-weight-complex="normal"/>
    </style:style>
    <style:style style:name="T22" style:family="text">
      <style:text-properties fo:font-weight="normal" officeooo:rsid="0027df0e" style:font-weight-asian="normal" style:font-weight-complex="normal"/>
    </style:style>
    <style:style style:name="T23" style:family="text">
      <style:text-properties officeooo:rsid="0027df0e"/>
    </style:style>
    <style:style style:name="T24" style:family="text">
      <style:text-properties officeooo:rsid="002915d0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854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84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 <text:span text:style-name="T8">binary search tree</text:span><text:span text:style-name="T6"> is a type of </text:span><text:span text:style-name="T7">binary tree,</text:span> arranged such that each element has a left <text:span text:style-name="T6">child that is smaller, and a </text:span>right child, <text:span text:style-name="T6">which is larger</text:span>. Or perhaps an element has no child; <text:span text:style-name="T6">those childless elements are called </text:span>'leaves'.</text:p>
      <text:p text:style-name="P6"/>
      <text:p text:style-name="P7"><text:span text:style-name="T14">A </text:span><text:span text:style-name="T9">balanced </text:span><text:span text:style-name="T15">binary search tree </text:span><text:span text:style-name="T16">is </text:span><text:span text:style-name="T18">one</text:span><text:span text:style-name="T16"> that keeps the height of the tree (the distance along a path from the root to the farthest leaf) to a minimum. How this is done depends on the type of tree. For instance, an AVL tree does this by rotating its nodes </text:span><text:span text:style-name="T18">on insertion and deletion</text:span><text:span text:style-name="T16">, and a Red Black tree does it by defining rules as to how a Red node can relate to a Black node.</text:span></text:p>
      <text:p text:style-name="P7"><text:span text:style-name="T16"/></text:p>
      <text:p text:style-name="P7"><text:span text:style-name="T10">(Note: these notes will focus on the AVL tree.)</text:span><text:line-break/><text:line-break/>Interviewer Notes:<text:line-break/>- <text:span text:style-name="T1">Have the candidate visualize the numbers 42, 8, 15, 23, 16, 4 in a</text:span><text:span text:style-name="T2">n AVL</text:span><text:span text:style-name="T1"> binary search tree.</text:span> Give the numbers in that order. The order is important so as to have the candidate explain <text:span text:style-name="T19">the rotations necessary to keep the tree balanced. The sequence of actions they </text:span><text:span text:style-name="T3">must</text:span><text:span text:style-name="T21"> take on the tree are:</text:span></text:p>
      <text:p text:style-name="P7"><text:span text:style-name="T21"/></text:p>
      <text:p text:style-name="P11"><text:span text:style-name="T21">I</text:span><text:span text:style-name="T20">nsert 42... Insert 8... Insert 15... Left Rotation on the 8... Right Rotation on 42... </text:span><text:span text:style-name="T22">Insert 23</text:span><text:span text:style-name="T20">...</text:span><text:span text:style-name="T22"> Insert 16…</text:span><text:span text:style-name="T20"> </text:span><text:span text:style-name="T22">Right Rotation on 42</text:span><text:span text:style-name="T20">...</text:span><text:span text:style-name="T22"> Insert 4.</text:span></text:p>
      <text:p text:style-name="P2"/>
      <text:p text:style-name="P2"><draw:g text:anchor-type="paragraph" draw:z-index="0" draw:name="Shape1" draw:style-name="gr1"><draw:custom-shape draw:style-name="gr2" draw:text-style-name="P17" svg:width="0.2496in" svg:height="0.2594in" svg:x="3.6398in" svg:y="0in"><text:p text:style-name="P16"><text:span text:style-name="T25">1</text:span><text:span text:style-name="T2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7" svg:width="0.2488in" svg:height="0.2587in" svg:x="3.4055in" svg:y="0.3583in"><text:p text:style-name="P16"><text:span text:style-name="T2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7" svg:width="0.2496in" svg:height="0.2594in" svg:x="3.9028in" svg:y="0.3307in"><text:p text:style-name="P16"><text:span text:style-name="T25">2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7" svg:width="0.2496in" svg:height="0.2594in" svg:x="3.1709in" svg:y="0.7957in"><text:p text:style-name="P16"><text:span text:style-name="T2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7" svg:width="0.2496in" svg:height="0.2594in" svg:x="3.6252in" svg:y="0.7957in"><text:p text:style-name="P16"><text:span text:style-name="T25">1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7" svg:width="0.2496in" svg:height="0.2587in" svg:x="4.1083in" svg:y="0.7764in"><text:p text:style-name="P16"><text:span text:style-name="T25">4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18" svg:x1="3.8303in" svg:y1="0.2189in" svg:x2="3.9331in" svg:y2="0.378in"><text:p/></draw:line><draw:line draw:style-name="gr4" draw:text-style-name="P18" svg:x1="4.0941in" svg:y1="0.5772in" svg:x2="4.1819in" svg:y2="0.8161in"><text:p/></draw:line><draw:line draw:style-name="gr4" draw:text-style-name="P18" svg:x1="3.5665in" svg:y1="0.378in" svg:x2="3.6839in" svg:y2="0.2189in"><text:p/></draw:line><draw:line draw:style-name="gr4" draw:text-style-name="P18" svg:x1="3.3091in" svg:y1="0.8161in" svg:x2="3.4701in" svg:y2="0.5972in"><text:p/></draw:line><draw:line draw:style-name="gr4" draw:text-style-name="P18" svg:x1="3.8051in" svg:y1="0.8004in" svg:x2="3.9661in" svg:y2="0.5815in"><text:p/></draw:line></draw:g><text:tab/>After all insertions <text:span text:style-name="T23">and </text:span>rotati<text:span text:style-name="T23">ons </text:span><text:s/>==&gt;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A pearl of insight to share...</text:p>
          </table:table-cell>
        </table:table-row>
        <table:table-row>
          <table:table-cell table:style-name="Table1.A2" office:value-type="string">
            <text:p text:style-name="P15">At each step, an in-order traversal must be, well, in order. Use that fact to check your work.</text:p>
          </table:table-cell>
        </table:table-row>
      </table:table>
      <text:p text:style-name="P2"/>
      <text:p text:style-name="P2"/>
      <text:p text:style-name="P9"><text:span text:style-name="T1">- You can access an element in O(log n) time; ask them what that means.</text:span> Its basically that each decision made while searching cuts the problem space in half.<text:line-break/><text:line-break/>- <text:span text:style-name="T1">If the numbers of the nodes were printed "IN Order", what would the resulting string look like?</text:span> (hint: 4 8 15 16 23 42). This traversal is Left, Root, Right.<text:line-break/><text:line-break/><text:span text:style-name="T1">- If the numbers of the nodes were printed "PRE Order", what would the resulting string look like?</text:span> (hint: 15 8 4 23 16 42). This traversal is Root, Left, Right.<text:line-break/><text:line-break/><text:span text:style-name="T1">- If the numbers of the nodes were printed "POST Order", what would the resulting string look like?</text:span> (hint: 4 8 16 42 23 15). This traversal is Left, Right, Root.</text:p>
      <text:p text:style-name="P9"/>
      <text:p text:style-name="P9"/>
      <text:p text:style-name="P9"/>
      <text:p text:style-name="P13"/>
      <text:p text:style-name="P13"><text:soft-page-break/>Continued.</text:p>
      <text:p text:style-name="P12"/>
      <text:p text:style-name="P14">Interviewer Notes:</text:p>
      <text:p text:style-name="P9">- Have them compare the binary search tree with other data structures in various situations, ie: searching, sorting, etc.</text:p>
      <text:p text:style-name="P9"><text:tab/><text:span text:style-name="T12">Ask:</text:span></text:p>
      <text:p text:style-name="P9"><text:tab/><text:span text:style-name="T24">When would you implement searching with a List, instead of a Binary Search Tree? </text:span></text:p>
      <text:p text:style-name="P9"><text:span text:style-name="T11"><text:tab/></text:span><text:span text:style-name="T17">What structure would you use if you only had 100 elements? What if you have a billion?</text:span></text:p>
      <text:p text:style-name="P10"><text:span text:style-name="T17"><text:tab/>What if you know how many elements you’ll have beforehand? What if you don’t know?</text:span><text:line-break/></text:p>
      <text:p text:style-name="P10"><text:line-break/><text:span text:style-name="T4">Next Topics:</text:span></text:p>
      <text:p text:style-name="P2"><text:tab/><text:span text:style-name="T4">Discuss other data structures</text:span></text:p>
      <text:p text:style-name="P2"><text:tab/><text:span text:style-name="T4">Algorithms: Breadth first search</text:span></text:p>
      <text:p text:style-name="P2"><text:tab/><text:span text:style-name="T4">Algorithms: Depth first search</text:span></text:p>
      <text:p text:style-name="P2"><text:tab/><text:span text:style-name="T4">Coding: Create an adjacency list/matrix from graph</text:span></text:p>
      <text:p text:style-name="P2"><text:tab/><text:span text:style-name="T5">Coding: Binary Search Tree – Create Ascending / Descending Structu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ecb0e" officeooo:paragraph-rsid="002112b6"/>
    </style:style>
    <style:style style:name="MP2" style:family="paragraph" style:parent-style-name="Table_20_Contents">
      <style:text-properties officeooo:rsid="001e40a0" officeooo:paragraph-rsid="002112b6"/>
    </style:style>
    <style:style style:name="MP3" style:family="paragraph" style:parent-style-name="Table_20_Contents">
      <style:text-properties officeooo:rsid="0023c411" officeooo:paragraph-rsid="002112b6"/>
    </style:style>
    <style:style style:name="MP4" style:family="paragraph" style:parent-style-name="Standard">
      <style:text-properties officeooo:paragraph-rsid="002112b6"/>
    </style:style>
    <style:style style:name="MT1" style:family="text">
      <style:text-properties officeooo:rsid="002915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Binary Search Tree <text:span text:style-name="MT1">(AVL)</text:span>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2">Easy</text:p>
            </table:table-cell>
            <table:table-cell table:style-name="Table2.A1" office:value-type="string">
              <text:p text:style-name="MP3">Page <text:span text:style-name="MT1"><text:page-number text:select-page="current">2</text:page-number></text:span> of <text:span text:style-name="MT1">2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1:51:03.311000000</meta:creation-date>
    <dc:date>2018-01-10T23:13:04.827748391</dc:date>
    <meta:editing-duration>PT15M10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2" meta:paragraph-count="25" meta:word-count="471" meta:character-count="2604" meta:non-whitespace-character-count="2139"/>
  </office:meta>
</office:document-meta>
</file>